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TEACHER:<text:s/></text:span>Hello, welcome to our restaurant. Do you have a reservation?</text:p>
      <text:p text:style-name="Normal"><text:span text:style-name="T3">STUDENT:<text:s/></text:span>Hello? No, I don't.</text:p>
      <text:p text:style-name="Normal"><text:span text:style-name="T4">TEACHER:<text:s/></text:span>Okay. Would you like to have a table?</text:p>
      <text:p text:style-name="Normal"><text:span text:style-name="T5">STUDENT:<text:s/></text:span>Yes.<text:s/></text:p>
      <text:p text:style-name="Normal"><text:span text:style-name="T6">TEACHER</text:span>: For how many people?<text:s/></text:p>
      <text:p text:style-name="Normal"><text:span text:style-name="T7">STUDENT:<text:s/></text:span>For two.</text:p>
      <text:p text:style-name="Normal"><text:span text:style-name="T8">TEACHER:<text:s/></text:span>Okay, come with me. Do you prefer the table by the window or in the room?<text:s/></text:p>
      <text:p text:style-name="Normal"><text:span text:style-name="T9">STUDENT:<text:s/></text:span>In the room.<text:s/></text:p>
      <text:p text:style-name="Normal"><text:span text:style-name="T10">TEACHER:<text:s/></text:span>Okay. Okay, here is your table. You can have a seat. Would you like, something to drink?<text:s/></text:p>
      <text:p text:style-name="Normal"><text:span text:style-name="T11">STUDENT:<text:s/></text:span>Yes. (pause + hesitation)<text:span text:style-name="T12"><text:s/></text:span>We can… a bottle of water.<text:s/></text:p>
      <text:p text:style-name="Normal"><text:span text:style-name="T13">TEACHER:<text:s/></text:span>Of course, a bottle of water.<text:span text:style-name="T14"><text:s/></text:span>Do you prefer still or sparkling water?<text:s/></text:p>
      <text:p text:style-name="Normal"><text:span text:style-name="T15">STUDENT:<text:s/></text:span>Sparkling water.<text:s/></text:p>
      <text:p text:style-name="Normal"><text:span text:style-name="T16">TEACHER:<text:s/></text:span>Very good. Cold or room temperature?<text:s/></text:p>
      <text:p text:style-name="Normal"><text:span text:style-name="T17">STUDENT:<text:s/></text:span>Room temperature.</text:p>
      <text:p text:style-name="Normal"><text:span text:style-name="T18">TEACHER:<text:s/></text:span>Okay.<text:s/></text:p>
      <text:p text:style-name="Normal"><text:span text:style-name="T19">STUDENT:<text:s/></text:span>thank you</text:p>
      <text:p text:style-name="Normal"><text:span text:style-name="T20">TEACHER:<text:s/></text:span>you're<text:s/>welcome<text:s/></text:p>
      <text:p text:style-name="Normal"><text:span text:style-name="T21">STUDENT:<text:s/></text:span>could I have a menu?</text:p>
      <text:p text:style-name="Normal"><text:span text:style-name="T22">TEACHER:<text:s/></text:span>of course you can, here is your menu.</text:p>
      <text:p text:style-name="Normal"><text:span text:style-name="T23">STUDENT:<text:s/></text:span>can you ask me, what the what what there are (PAUSE) a dish of the day<text:s/></text:p>
      <text:p text:style-name="Normal"><text:span text:style-name="T24">TEACHER:<text:s/></text:span>yes, today's dish of the day is a lasagna with Bolognese sauce and mozzarella or if you want lasagna with zucchini and provola cheese<text:s/></text:p>
      <text:p text:style-name="Normal"><text:span text:style-name="T25">STUDENT:<text:s/></text:span>okay could I have a lasagna with zucchini?</text:p>
      <text:p text:style-name="Normal"><text:span text:style-name="T26">TEACHER:<text:s/></text:span>yes<text:s/></text:p>
      <text:p text:style-name="Normal"><text:span text:style-name="T27">STUDENT</text:span>: but without mozzarella,<text:s/></text:p>
      <text:p text:style-name="Normal"><text:span text:style-name="T28">TEACHER:<text:s/></text:span>Okay why?</text:p>
      <text:p text:style-name="Normal"><text:span text:style-name="T29">STUDENT:<text:s/></text:span>Because I have an in-in-tolerance.<text:s/></text:p>
      <text:p text:style-name="Normal"><text:span text:style-name="T30">TEACHER:<text:s/></text:span>You have an<text:s/>intolerance to dairy products like cheese?<text:s/></text:p>
      <text:p text:style-name="Normal"><text:span text:style-name="T31">STUDENT:<text:s/></text:span>Yes.<text:s/></text:p>
      <text:p text:style-name="Normal"><text:span text:style-name="T32">TEACHER:<text:s/></text:span>Okay I will let the chef know and, no problem, you will have no problem with cheese.</text:p>
      <text:p text:style-name="Normal"><text:span text:style-name="T33">STUDENT:<text:s/></text:span>OK</text:p>
      <text:soft-page-break/>
      <text:p text:style-name="Normal"><text:span text:style-name="T34">Teacher:</text:span><text:s/>Thank you. So I add a dish of lasagna with zucchini but without provola cheese. Would you like anything as a starter?<text:s/></text:p>
      <text:p text:style-name="Normal"><text:span text:style-name="T35">STUDENT:<text:s/></text:span>No.<text:s/></text:p>
      <text:p text:style-name="Normal"><text:span text:style-name="T36">TEACHER:<text:s/></text:span>…Okay so,… your main dish. would you like anything else to drink in addition to water?<text:s/></text:p>
      <text:p text:style-name="Normal"><text:span text:style-name="T37">STUDENT:<text:s/></text:span>Yes. Can I have, could I have a Coca-Cola?<text:s/></text:p>
      <text:p text:style-name="Normal"><text:span text:style-name="T38">TEACHER:<text:s/></text:span>Of course you can.</text:p>
      <text:p text:style-name="Normal"><text:span text:style-name="T39">TEACHER:<text:s/></text:span>Okay here is your sparkling water and your Coca-Cola. Would you like anything else to eat like meat or fish courses.</text:p>
      <text:p text:style-name="Normal"><text:span text:style-name="T40">STUDENT:<text:s/></text:span>(pause) Ehm…Yes. Can I have fish and chips?</text:p>
      <text:p text:style-name="Normal"><text:span text:style-name="T41">TEACHER:<text:s/></text:span>Of course you can. Okay. So sparkling water and Coca-Cola, lasagna as a starter and fish and chips. Is that all?<text:s/></text:p>
      <text:p text:style-name="Normal"><text:span text:style-name="T42">STUDENT:<text:s/></text:span>Yes.<text:s/></text:p>
      <text:p text:style-name="Normal"><text:span text:style-name="T43">TEACHER:<text:s/></text:span>Very good.<text:s/></text:p>
      <text:p text:style-name="Normal"><text:span text:style-name="T44">TEACHER:<text:s/></text:span>So here is your lasagna. Enjoy your meal.<text:s/></text:p>
      <text:p text:style-name="Normal"><text:span text:style-name="T45">STUDENT:<text:s/></text:span>Thank you.<text:s/></text:p>
      <text:p text:style-name="Normal"><text:span text:style-name="T46">TEACHER:<text:s/></text:span>You're welcome.</text:p>
      <text:p text:style-name="Normal"><text:span text:style-name="T47">STUDENT:<text:s/></text:span>Excuse me. Yes. Can I have ehm… other water?</text:p>
      <text:p text:style-name="Normal"><text:span text:style-name="T48">TEACHER:<text:s/></text:span>Of course. Of course. Also...<text:s/>Always sparkling water.</text:p>
      <text:p text:style-name="Normal"><text:span text:style-name="T49">STUDENT:<text:s/></text:span>No, still.</text:p>
      <text:p text:style-name="Normal"><text:span text:style-name="T50">TEACHER:<text:s/></text:span>Still water. Okay, very good. Is everything okay with your lasagna?<text:s/></text:p>
      <text:p text:style-name="Normal"><text:span text:style-name="T51">STUDENT:<text:s/></text:span>Yes.<text:s/></text:p>
      <text:p text:style-name="Normal"><text:span text:style-name="T52">TEACHER:<text:s/></text:span>Can we go with fish and chips?<text:s/></text:p>
      <text:p text:style-name="Normal"><text:span text:style-name="T53">STUDENT:<text:s/></text:span>Yes. Thank you.<text:s/></text:p>
      <text:p text:style-name="Normal"><text:span text:style-name="T54">TEACHER:<text:s/></text:span>You're welcome. <text:s text:c="2"/>Here's your fish and chips.</text:p>
      <text:p text:style-name="Normal"><text:span text:style-name="T55">TEACHER:<text:s/></text:span>Okay, enjoy it.</text:p>
      <text:p text:style-name="Normal"><text:span text:style-name="T56">STUDENT:<text:s/></text:span>Thank you.</text:p>
      <text:p text:style-name="Normal"><text:span text:style-name="T57">TEACHER:<text:s/></text:span>Is everything okay? Yes. Would you like to have a dessert?</text:p>
      <text:p text:style-name="Normal"><text:span text:style-name="T58">STUDENT:<text:s/></text:span>Yes, could I have a dessert a list, dessert list?</text:p>
      <text:p text:style-name="Normal"><text:span text:style-name="T59">TEACHER:<text:s/></text:span>Yes. Here it is. It's the menu. We have a chocolate brownie, apple pie, Cheesecake and ice cream sundae. Which one would you prefer?<text:s/></text:p>
      <text:p text:style-name="Normal"><text:span text:style-name="T60">STUDENT:<text:s/></text:span>I prefer apple pie.</text:p>
      <text:p text:style-name="Normal"><text:span text:style-name="T61">TEACHER:<text:s/></text:span>But I think custard has milk in it. Would you prefer without? or any alternative?</text:p>
      <text:soft-page-break/>
      <text:p text:style-name="Normal"><text:span text:style-name="T62">STUDENT:<text:s/></text:span>Any alternative.</text:p>
      <text:p text:style-name="Normal"><text:span text:style-name="T63">TEACHER:<text:s/></text:span>Yes, we do have apple pie. We can<text:s/>serve it with caramel or cinnamon cream.</text:p>
      <text:p text:style-name="Normal"><text:span text:style-name="T64">STUDENT:<text:s/></text:span>I prefer with caramel.</text:p>
      <text:p text:style-name="Normal"><text:span text:style-name="T65">TEACHER:<text:s/></text:span>Very good. Okay, here is your dessert.</text:p>
      <text:p text:style-name="Normal"><text:span text:style-name="T66">STUDENT:<text:s/></text:span>Thank you.</text:p>
      <text:p text:style-name="Normal"><text:span text:style-name="T67">TEACHER:<text:s/></text:span>Enjoy it. Would you like a coffee?</text:p>
      <text:p text:style-name="Normal"><text:span text:style-name="T68">STUDENT:<text:s/></text:span>Yes.</text:p>
      <text:p text:style-name="Normal"><text:span text:style-name="T69">TEACHER:<text:s/></text:span>Okay. Your coffee right away. Enjoy it.</text:p>
      <text:p text:style-name="Normal"><text:span text:style-name="T70">STUDENT:<text:s/></text:span>Could, I have... (hesitation) (long pause)</text:p>
      <text:p text:style-name="Normal"><text:span text:style-name="T71">TEACHER:<text:s/></text:span>Would you like to pay? Would you like the bill?<text:s/></text:p>
      <text:p text:style-name="Normal"><text:span text:style-name="T72">STUDENT:<text:s/></text:span>Yes.<text:s/></text:p>
      <text:p text:style-name="Normal"><text:span text:style-name="T73">TEACHER:<text:s/></text:span>Of course. Yes! Would you prefer to pay by card or in cash.</text:p>
      <text:p text:style-name="Normal"><text:span text:style-name="T74">STUDENT:<text:s/></text:span>I prefer to pay by card.</text:p>
      <text:p text:style-name="Normal"><text:span text:style-name="T75">TEACHER:<text:s/></text:span>Okay. Here's the machine. You can tap and that's all. The total is £30.<text:s/></text:p>
      <text:p text:style-name="Normal"><text:span text:style-name="T76">STUDENT:<text:s/></text:span>Okay. Here it is. You can pay by your card on this machine.</text:p>
      <text:p text:style-name="Normal"><text:span text:style-name="T77">STUDENT:<text:s/></text:span>Thank you.</text:p>
      <text:p text:style-name="Normal"><text:span text:style-name="T78">TEACHER:<text:s/></text:span>Thank you very much. I hope everything was fine. I hope everything is fine. Did you have a good meal?</text:p>
      <text:p text:style-name="Normal"><text:span text:style-name="T79">STUDENT:<text:s/></text:span>Yes.</text:p>
      <text:p text:style-name="Normal"><text:span text:style-name="T80">TEACHER:<text:s/></text:span>Thank you very much.<text:s/></text:p>
      <text:p text:style-name="Normal"><text:span text:style-name="T81">STUDENT:<text:s/></text:span>Goodbye,<text:s/></text:p>
      <text:p text:style-name="Normal"><text:span text:style-name="T82">TEACHER:<text:s/></text:span>see you next week. oh no next week, see you next time<text:s/><text:line-break/>See you next time.<text:s/></text:p>
      <text:p text:style-name="Normal"><text:span text:style-name="T83">STUDENT:<text:s/></text:span>Yes!</text:p>
      <text:p text:style-name="Normal"><text:span text:style-name="T84">TEACHER:<text:s/></text:span>Yes. Thank you very much. Bye</text:p>
      <text:p text:style-name="Normal"><text:span text:style-name="T85">STUDENT:<text:s/></text:span>By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6T09:53:00Z</meta:creation-date>
    <dc:date>2025-12-24T10:00:00Z</dc:date>
    <meta:template xlink:href="Normal" xlink:type="simple"/>
    <meta:editing-cycles>4</meta:editing-cycles>
    <meta:editing-duration>PT13320S</meta:editing-duration>
    <meta:document-statistic meta:page-count="3" meta:paragraph-count="7" meta:word-count="590" meta:character-count="3950" meta:row-count="28" meta:non-whitespace-character-count="3367"/>
  </office:meta>
</office:document-meta>
</file>